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c3227" officeooo:paragraph-rsid="000c3227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3227" officeooo:paragraph-rsid="000c3227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</text:p>
      <text:p text:style-name="P1">Projet JavaScript</text:p>
      <text:p text:style-name="P1"/>
      <text:p text:style-name="P2"/>
      <text:p text:style-name="P2">Travaille effectué :</text:p>
      <text:p text:style-name="P2"/>
      <text:p text:style-name="P2"><text:tab/>Notre projet permet à l’utilisateur de rechercher une ville de Francce dans la banque de données de photos de l’Api Flick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3:23:30.326255494</meta:creation-date>
    <dc:date>2018-04-06T13:56:14.433369785</dc:date>
    <meta:editing-duration>PT22M34S</meta:editing-duration>
    <meta:editing-cycles>1</meta:editing-cycles>
    <meta:document-statistic meta:table-count="0" meta:image-count="0" meta:object-count="0" meta:page-count="1" meta:paragraph-count="4" meta:word-count="28" meta:character-count="173" meta:non-whitespace-character-count="147"/>
    <meta:generator>LibreOffice/5.1.6.2$Linux_X86_64 LibreOffice_project/10m0$Build-2</meta:generator>
  </office:meta>
</office:document-meta>
</file>